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floater" manifest:media-type=""/>
  <manifest:file-entry manifest:full-path="Configurations2/menubar" manifest:media-type=""/>
  <manifest:file-entry manifest:full-path="Configurations2/toolpanel" manifest:media-type=""/>
  <manifest:file-entry manifest:full-path="Configurations2/accelerator/current.xml" manifest:media-type=""/>
  <manifest:file-entry manifest:full-path="Configurations2/statusbar" manifest:media-type=""/>
  <manifest:file-entry manifest:full-path="Configurations2/images/Bitmaps" manifest:media-type=""/>
  <manifest:file-entry manifest:full-path="Configurations2/popupmenu" manifest:media-type=""/>
  <manifest:file-entry manifest:full-path="Configurations2/toolbar" manifest:media-type=""/>
  <manifest:file-entry manifest:full-path="Configurations2/progressbar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tyo" svg:font-family="Notyo" style:font-adornments="Norma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Ubuntu Mono" svg:font-family="'Ubuntu Mono'" style:font-adornments="Normal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2cm" table:align="margins" style:writing-mode="lr-tb"/>
    </style:style>
    <style:style style:name="Tableau1.A" style:family="table-column">
      <style:table-column-properties style:column-width="17.2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page-number="auto" style:text-autospace="none" style:punctuation-wrap="simple" style:vertical-align="baseline" style:writing-mode="lr-tb"/>
      <style:text-properties style:font-name="Liberation Serif" style:text-underline-style="solid" style:text-underline-width="auto" style:text-underline-color="font-color"/>
    </style:style>
    <style:style style:name="P3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style:text-underline-style="solid" style:text-underline-width="auto" style:text-underline-color="font-color"/>
    </style:style>
    <style:style style:name="P4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style:text-underline-style="none"/>
    </style:style>
    <style:style style:name="P5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6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ize="10pt" style:text-underline-style="solid" style:text-underline-width="auto" style:text-underline-color="font-color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7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tyle="italic" style:text-underline-style="none" style:font-style-asian="italic" style:font-style-complex="italic"/>
    </style:style>
    <style:style style:name="P8" style:family="paragraph" style:parent-style-name="pmAdvices">
      <style:paragraph-properties fo:margin-left="0cm" fo:margin-right="0cm" fo:margin-top="0cm" fo:margin-bottom="0cm" loext:contextual-spacing="false" fo:orphans="0" fo:widows="0" fo:text-indent="0cm" style:auto-text-indent="false" style:text-autospace="none" style:punctuation-wrap="simple" style:vertical-align="baseline" style:writing-mode="lr-tb"/>
      <style:text-properties style:font-name="Liberation Serif"/>
    </style:style>
    <style:style style:name="P9" style:family="paragraph" style:parent-style-name="pmAdvices">
      <style:paragraph-properties fo:margin-left="0cm" fo:margin-right="0cm" fo:margin-top="0cm" fo:margin-bottom="0cm" loext:contextual-spacing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tyle="normal" style:text-underline-style="none" style:font-style-asian="normal" style:font-style-complex="normal"/>
    </style:style>
    <style:style style:name="P10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/>
    </style:style>
    <style:style style:name="P12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style:font-name="Liberation Serif" fo:font-size="2pt" style:text-underline-style="solid" style:text-underline-width="auto" style:text-underline-color="font-color" fo:font-weight="bold" style:font-size-asian="2pt" style:font-weight-asian="bold" style:font-name-complex="Arial" style:font-size-complex="2pt" style:font-weight-complex="bold"/>
    </style:style>
    <style:style style:name="P13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Liberation Serif"/>
    </style:style>
    <style:style style:name="P14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Liberation Serif" fo:font-size="2pt" style:font-size-asian="2pt" style:font-size-complex="2pt"/>
    </style:style>
    <style:style style:name="P15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Liberation Serif" fo:font-size="2pt" style:text-underline-style="solid" style:text-underline-width="auto" style:text-underline-color="font-color" fo:font-weight="bold" officeooo:paragraph-rsid="003814cd" style:font-size-asian="2pt" style:font-weight-asian="bold" style:font-name-complex="Arial" style:font-size-complex="2pt" style:font-weight-complex="bold"/>
    </style:style>
    <style:style style:name="P16" style:family="paragraph" style:parent-style-name="pmAdvice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Liberation Serif" style:text-underline-style="solid" style:text-underline-width="auto" style:text-underline-color="font-color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411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use-window-font-color="true" fo:font-size="10pt" fo:language="fr" fo:country="F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5" style:family="text">
      <style:text-properties style:use-window-font-color="true" fo:font-size="10pt" fo:language="fr" fo:country="FR" fo:font-style="normal" style:text-underline-style="solid" style:text-underline-width="auto" style:text-underline-color="font-color" fo:font-weight="bold" officeooo:rsid="0028b94f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8b94f" style:font-weight-asian="bold" style:font-weight-complex="bold"/>
    </style:style>
    <style:style style:name="T10" style:family="text">
      <style:text-properties fo:font-weight="bold" officeooo:rsid="0028e583" style:font-weight-asian="bold" style:font-weight-complex="bold"/>
    </style:style>
    <style:style style:name="T11" style:family="text">
      <style:text-properties fo:font-variant="normal" fo:text-transform="none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12" style:family="text">
      <style:text-properties fo:font-variant="normal" fo:text-transform="none" fo:font-size="20pt" fo:font-weight="bold" style:font-size-asian="17.5pt" style:font-weight-asian="bold" style:font-name-complex="Arial" style:font-size-complex="20pt" style:font-weight-complex="bold"/>
    </style:style>
    <style:style style:name="T13" style:family="text">
      <style:text-properties officeooo:rsid="001c66e1"/>
    </style:style>
    <style:style style:name="T14" style:family="text">
      <style:text-properties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15" style:family="text">
      <style:text-properties fo:font-size="10pt" fo:font-weight="bold" style:text-underline-mode="skip-white-space" style:text-overline-mode="skip-white-space" style:text-line-through-mode="skip-white-space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Noty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5"><text:span text:style-name="T16"><office:annotation><dc:creator>Antoine Duchêne</dc:creator><dc:date>2019-06-27T16:21:05.513709722</dc:date><loext:sender-initials>AD</loext:sender-initials><text:p text:style-name="P17"><text:span text:style-name="T17">do section- with advices=meetingConfig.adapted().getUsedFinanceGroupIds()</text:span></text:p></office:annotation></text:span><text:span text:style-name="T16">Avis </text:span><text:span text:style-name="T16"><text:text-input text:description="">view.get_contact_infos(position_types=None, userid=self.getAdviceDataFor(self, advices[0])['creator_id'])['held_position_prefixed_label_by']</text:text-input></text:span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12"><office:annotation><dc:creator>Antoine Duchêne</dc:creator><dc:date>2019-06-27T16:21:13.649921969</dc:date><loext:sender-initials>AD</loext:sender-initials><text:p text:style-name="P17"><text:span text:style-name="T17">do table- for advice in advices</text:span></text:p></office:annotation></text:p>
              <text:section text:style-name="Sect1" text:name="Section2">
                <text:p text:style-name="P13"><text:span text:style-name="T3"><office:annotation><dc:creator>Antoine Duchêne</dc:creator><dc:date>2019-06-27T16:21:20.385973097</dc:date><loext:sender-initials>AD</loext:sender-initials><text:p text:style-name="P17"><text:span text:style-name="T17">do section- with advice_data=self.getAdviceDataFor(self, advice)</text:span></text:p></office:annotation></text:span><text:bookmark-start text:name="Decisions1"/><text:span text:style-name="T3">AVIS</text:span> : <text:span text:style-name="T13"><text:text-input text:description="">advice_data['type_translated']</text:text-input></text:span></text:p>
                <text:p text:style-name="P1"/>
                <text:p text:style-name="P3"><text:bookmark-end text:name="Decisions1"/><text:span text:style-name="T8">DATE DU PR</text:span><text:span text:style-name="T10">É</text:span><text:span text:style-name="T8">SENT AVIS</text:span><text:span text:style-name="T1"> : </text:span><text:span text:style-name="T1"><office:annotation><dc:creator>Antoine Duchêne</dc:creator><dc:date>2019-06-27T16:21:28.650147002</dc:date><loext:sender-initials>AD</loext:sender-initials><text:p text:style-name="P17"><text:span text:style-name="T17">do text if advice_data['advice_given_on']</text:span></text:p></office:annotation></text:span><text:span text:style-name="T1"><text:text-input text:description="">advice_data['advice_given_on'].strftime('%d/%m/%Y  à %H:%M')</text:text-input></text:span></text:p>
                <text:p text:style-name="P4"/>
                <text:p text:style-name="P2"><text:span text:style-name="T8">OBJET</text:span><text:span text:style-name="T1"> : </text:span><text:span text:style-name="T14"><text:text-input text:description="">self.Title()</text:text-input></text:span></text:p>
                <text:p text:style-name="P5"/>
                <text:p text:style-name="P3"><text:span text:style-name="T15">SERVICE</text:span><text:span text:style-name="T14"> : </text:span><text:span text:style-name="T14"><text:text-input text:description="">self.displayValue(self.listProposingGroups(), self.getProposingGroup())</text:text-input></text:span></text:p>
                <text:p text:style-name="P6"/>
                <text:p text:style-name="P3"><text:span text:style-name="T15">AGENT</text:span><text:span text:style-name="T14"> : </text:span><text:span text:style-name="T14"><text:text-input text:description="">self.portal_membership.getMemberInfo(str(self.Creator()))['fullname']</text:text-input></text:span></text:p>
                <text:p text:style-name="P5"/>
                <text:p text:style-name="P3"><text:span text:style-name="T8">TYPE D'AVIS</text:span><text:span text:style-name="T1"> : </text:span><text:span text:style-name="T1"><office:annotation><dc:creator>Antoine Duchêne</dc:creator><dc:date>2019-06-27T16:21:40.946323214</dc:date><loext:sender-initials>AD</loext:sender-initials><text:p text:style-name="P17"><text:span text:style-name="T17">do text if advice_data['delay_label'] </text:span></text:p></office:annotation></text:span><text:span text:style-name="T6"><text:text-input text:description="">advice_data['delay_label']</text:text-input></text:span></text:p>
                <text:p text:style-name="P7"/>
                <text:p text:style-name="P8"><text:span text:style-name="T4">D</text:span><text:span text:style-name="T5">É</text:span><text:span text:style-name="T4">LAI</text:span><text:span text:style-name="T7"> (jours ouvrables)</text:span><text:span text:style-name="T6"> : </text:span><text:span text:style-name="T6"><office:annotation><dc:creator>Antoine Duchêne</dc:creator><dc:date>2019-06-27T16:21:48.298551887</dc:date><loext:sender-initials>AD</loext:sender-initials><text:p text:style-name="P17"><text:span text:style-name="T17">do text if advice_data['delay']</text:span></text:p></office:annotation></text:span><text:span text:style-name="T6"><text:text-input text:description="">advice_data['delay']</text:text-input></text:span></text:p>
                <text:p text:style-name="P9"/>
                <text:p text:style-name="P10"><text:span text:style-name="T8">DATE DE R</text:span><text:span text:style-name="T9">É</text:span><text:span text:style-name="T8">CEPTION DU DOSSIER</text:span><text:span text:style-name="T1"> <text:tab/>: </text:span><text:span text:style-name="T1"><office:annotation><dc:creator>Antoine Duchêne</dc:creator><dc:date>2019-06-27T16:21:54.145824912</dc:date><loext:sender-initials>AD</loext:sender-initials><text:p text:style-name="P17"><text:span text:style-name="T17">do text if 'delay_started_on' in advice_data and advice_data['delay_started_on']</text:span></text:p></office:annotation></text:span><text:span text:style-name="T1"><text:text-input text:description="">advice_data['delay_started_on'].strftime('%d/%m/%Y')</text:text-input></text:span></text:p>
                <text:p text:style-name="P9"/>
                <text:p text:style-name="P3"><text:span text:style-name="T8">DATE LIMITE DE REMISE D'AVIS</text:span><text:span text:style-name="T1"> <text:tab/>: </text:span><text:span text:style-name="T1"><office:annotation><dc:creator>Antoine Duchêne</dc:creator><dc:date>2019-06-27T16:22:02.482785828</dc:date><loext:sender-initials>AD</loext:sender-initials><text:p text:style-name="P17"><text:span text:style-name="T17">do text if advice_data['delay_infos']</text:span></text:p></office:annotation></text:span><text:span text:style-name="T2"><text:text-input text:description="">advice_data['delay_infos']['limit_date_localized']</text:text-input></text:span></text:p>
                <text:p text:style-name="P3"><text:span text:style-name="T2"/></text:p>
                <text:p text:style-name="P11"><text:span text:style-name="T3">COMMENTAIRE</text:span><text:span text:style-name="T1"> </text:span>:</text:p>
                <text:p text:style-name="P11"><office:annotation><dc:creator>Antoine Duchêne</dc:creator><dc:date>2019-06-27T16:22:08.450818307</dc:date><loext:sender-initials>AD</loext:sender-initials><text:p text:style-name="P17"><text:span text:style-name="T17">do text</text:span></text:p><text:p text:style-name="P17"><text:span text:style-name="T17">from xhtml(advice_data['comment'] or '-')</text:span></text:p></office:annotation></text:p>
                <text:p text:style-name="P11"/>
                <text:p text:style-name="P11"><text:span text:style-name="T1"><office:annotation><dc:creator>Antoine Duchêne</dc:creator><dc:date>2019-06-27T16:22:15.338935536</dc:date><loext:sender-initials>AD</loext:sender-initials><text:p text:style-name="P17"><text:span text:style-name="T17">do text if advice_data['advice_given_on']</text:span></text:p></office:annotation></text:span><text:span text:style-name="T1"><text:text-input text:description="">view.get_contact_infos(position_types=None, userid=self.getAdviceDataFor(self, advice)['creator_id'])['held_position_prefixed_label']</text:text-input></text:span><text:span text:style-name="T1">, </text:span><text:span text:style-name="T1"><text:text-input text:description="">view.get_contact_infos(position_types=None, userid=self.getAdviceDataFor(self, advice)['creator_id'])['person_fullname']</text:text-input></text:span></text:p>
              </text:section>
              <text:p text:style-name="P14"><text:s/></text:p>
            </table:table-cell>
          </table:table-row>
        </table:table>
        <text:p text:style-name="P12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otyo" svg:font-family="Notyo" style:font-adornments="Norma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Ubuntu Mono" svg:font-family="'Ubuntu Mono'" style:font-adornments="Normal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loext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loext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loext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loext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loext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loext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loext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loext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loext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loext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loext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creation-date>2015-03-26T09:46:39</meta:creation-date>
    <meta:editing-cycles>57</meta:editing-cycles>
    <meta:editing-duration>PT4H16M</meta:editing-duration>
    <meta:generator>LibreOffice/6.2.4.2$Linux_X86_64 LibreOffice_project/20$Build-2</meta:generator>
    <meta:initial-creator>Vivian Antoine</meta:initial-creator>
    <dc:date>2019-06-27T16:22:41.316451669</dc:date>
    <dc:creator>Antoine Duchêne</dc:creator>
    <meta:document-statistic meta:table-count="1" meta:image-count="0" meta:object-count="0" meta:page-count="1" meta:paragraph-count="16" meta:word-count="81" meta:character-count="989" meta:non-whitespace-character-count="940"/>
    <meta:user-defined meta:name="Info 1"/>
    <meta:user-defined meta:name="Info 2"/>
    <meta:user-defined meta:name="Info 3"/>
    <meta:user-defined meta:name="Info 4"/>
  </office:meta>
</office:document-meta>
</file>